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588cm"/>
    </style:style>
    <style:style style:name="Tabella1.B" style:family="table-column">
      <style:table-column-properties style:column-width="1.323cm"/>
    </style:style>
    <style:style style:name="Tabella1.C" style:family="table-column">
      <style:table-column-properties style:column-width="3.493cm"/>
    </style:style>
    <style:style style:name="Tabella1.D" style:family="table-column">
      <style:table-column-properties style:column-width="1.693cm"/>
    </style:style>
    <style:style style:name="Tabella1.E" style:family="table-column">
      <style:table-column-properties style:column-width="1.508cm"/>
    </style:style>
    <style:style style:name="Tabella1.H" style:family="table-column">
      <style:table-column-properties style:column-width="2.12cm"/>
    </style:style>
    <style:style style:name="Tabella1.I" style:family="table-column">
      <style:table-column-properties style:column-width="1.90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1.588cm"/>
    </style:style>
    <style:style style:name="Tabella2.B" style:family="table-column">
      <style:table-column-properties style:column-width="1.323cm"/>
    </style:style>
    <style:style style:name="Tabella2.C" style:family="table-column">
      <style:table-column-properties style:column-width="3.493cm"/>
    </style:style>
    <style:style style:name="Tabella2.D" style:family="table-column">
      <style:table-column-properties style:column-width="1.693cm"/>
    </style:style>
    <style:style style:name="Tabella2.E" style:family="table-column">
      <style:table-column-properties style:column-width="1.508cm"/>
    </style:style>
    <style:style style:name="Tabella2.H" style:family="table-column">
      <style:table-column-properties style:column-width="2.12cm"/>
    </style:style>
    <style:style style:name="Tabella2.I" style:family="table-column">
      <style:table-column-properties style:column-width="1.90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1.588cm"/>
    </style:style>
    <style:style style:name="Tabella3.B" style:family="table-column">
      <style:table-column-properties style:column-width="1.323cm"/>
    </style:style>
    <style:style style:name="Tabella3.C" style:family="table-column">
      <style:table-column-properties style:column-width="3.493cm"/>
    </style:style>
    <style:style style:name="Tabella3.D" style:family="table-column">
      <style:table-column-properties style:column-width="1.693cm"/>
    </style:style>
    <style:style style:name="Tabella3.E" style:family="table-column">
      <style:table-column-properties style:column-width="1.508cm"/>
    </style:style>
    <style:style style:name="Tabella3.H" style:family="table-column">
      <style:table-column-properties style:column-width="2.12cm"/>
    </style:style>
    <style:style style:name="Tabella3.I" style:family="table-column">
      <style:table-column-properties style:column-width="1.901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I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2.011cm"/>
    </style:style>
    <style:style style:name="Tabella4.B" style:family="table-column">
      <style:table-column-properties style:column-width="1.296cm"/>
    </style:style>
    <style:style style:name="Tabella4.C" style:family="table-column">
      <style:table-column-properties style:column-width="3.096cm"/>
    </style:style>
    <style:style style:name="Tabella4.D" style:family="table-column">
      <style:table-column-properties style:column-width="1.693cm"/>
    </style:style>
    <style:style style:name="Tabella4.E" style:family="table-column">
      <style:table-column-properties style:column-width="1.508cm"/>
    </style:style>
    <style:style style:name="Tabella4.H" style:family="table-column">
      <style:table-column-properties style:column-width="1.799cm"/>
    </style:style>
    <style:style style:name="Tabella4.I" style:family="table-column">
      <style:table-column-properties style:column-width="2.619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2.011cm"/>
    </style:style>
    <style:style style:name="Tabella5.B" style:family="table-column">
      <style:table-column-properties style:column-width="1.296cm"/>
    </style:style>
    <style:style style:name="Tabella5.C" style:family="table-column">
      <style:table-column-properties style:column-width="2.699cm"/>
    </style:style>
    <style:style style:name="Tabella5.D" style:family="table-column">
      <style:table-column-properties style:column-width="2.09cm"/>
    </style:style>
    <style:style style:name="Tabella5.E" style:family="table-column">
      <style:table-column-properties style:column-width="1.508cm"/>
    </style:style>
    <style:style style:name="Tabella5.F" style:family="table-column">
      <style:table-column-properties style:column-width="1.693cm"/>
    </style:style>
    <style:style style:name="Tabella5.H" style:family="table-column">
      <style:table-column-properties style:column-width="1.799cm"/>
    </style:style>
    <style:style style:name="Tabella5.I" style:family="table-column">
      <style:table-column-properties style:column-width="2.619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e711" officeooo:paragraph-rsid="000ee711"/>
    </style:style>
    <style:style style:name="P2" style:family="paragraph" style:parent-style-name="Standard">
      <style:text-properties officeooo:rsid="00106825" officeooo:paragraph-rsid="00106825"/>
    </style:style>
    <style:style style:name="P3" style:family="paragraph" style:parent-style-name="Standard">
      <style:text-properties officeooo:rsid="00133f94" officeooo:paragraph-rsid="00133f94"/>
    </style:style>
    <style:style style:name="P4" style:family="paragraph" style:parent-style-name="Standard">
      <style:text-properties officeooo:paragraph-rsid="00133f94"/>
    </style:style>
    <style:style style:name="P5" style:family="paragraph" style:parent-style-name="Standard">
      <style:text-properties officeooo:rsid="0013e204" officeooo:paragraph-rsid="0013e204"/>
    </style:style>
    <style:style style:name="P6" style:family="paragraph" style:parent-style-name="Standard">
      <style:text-properties officeooo:rsid="0013e204" officeooo:paragraph-rsid="00295c4e"/>
    </style:style>
    <style:style style:name="P7" style:family="paragraph" style:parent-style-name="Standard">
      <style:text-properties fo:font-size="14pt" officeooo:rsid="000ee711" officeooo:paragraph-rsid="000ee711" style:font-size-asian="14pt" style:font-size-complex="14pt"/>
    </style:style>
    <style:style style:name="P8" style:family="paragraph" style:parent-style-name="Standard">
      <style:text-properties style:text-underline-style="solid" style:text-underline-width="auto" style:text-underline-color="font-color" officeooo:rsid="0013e204" officeooo:paragraph-rsid="0013e204"/>
    </style:style>
    <style:style style:name="P9" style:family="paragraph" style:parent-style-name="Standard">
      <style:text-properties style:text-underline-style="solid" style:text-underline-width="auto" style:text-underline-color="font-color" officeooo:rsid="002be2ee" officeooo:paragraph-rsid="002be2ee"/>
    </style:style>
    <style:style style:name="P10" style:family="paragraph" style:parent-style-name="Standard">
      <style:text-properties officeooo:rsid="0019ffe9" officeooo:paragraph-rsid="0019ffe9"/>
    </style:style>
    <style:style style:name="P11" style:family="paragraph" style:parent-style-name="Standard">
      <style:paragraph-properties fo:text-align="center" style:justify-single-word="false"/>
      <style:text-properties officeooo:rsid="001d920b" officeooo:paragraph-rsid="001d920b"/>
    </style:style>
    <style:style style:name="P12" style:family="paragraph" style:parent-style-name="Standard">
      <style:paragraph-properties fo:text-align="center" style:justify-single-word="false"/>
      <style:text-properties officeooo:rsid="001d920b" officeooo:paragraph-rsid="0020d309"/>
    </style:style>
    <style:style style:name="P13" style:family="paragraph" style:parent-style-name="Standard">
      <style:paragraph-properties fo:text-align="center" style:justify-single-word="false"/>
      <style:text-properties officeooo:rsid="001d920b" officeooo:paragraph-rsid="0023d999"/>
    </style:style>
    <style:style style:name="P14" style:family="paragraph" style:parent-style-name="Standard">
      <style:text-properties officeooo:rsid="001eaf6f" officeooo:paragraph-rsid="0020d309"/>
    </style:style>
    <style:style style:name="P15" style:family="paragraph" style:parent-style-name="Standard">
      <style:paragraph-properties fo:text-align="center" style:justify-single-word="false"/>
      <style:text-properties officeooo:rsid="0021df14" officeooo:paragraph-rsid="0021df14"/>
    </style:style>
    <style:style style:name="P16" style:family="paragraph" style:parent-style-name="Standard">
      <style:paragraph-properties fo:text-align="center" style:justify-single-word="false"/>
      <style:text-properties officeooo:rsid="0021df14" officeooo:paragraph-rsid="0023d999"/>
    </style:style>
    <style:style style:name="P17" style:family="paragraph" style:parent-style-name="Standard">
      <style:text-properties officeooo:rsid="00295c4e" officeooo:paragraph-rsid="00295c4e"/>
    </style:style>
    <style:style style:name="P18" style:family="paragraph" style:parent-style-name="Standard">
      <style:paragraph-properties fo:text-align="center" style:justify-single-word="false"/>
      <style:text-properties officeooo:rsid="00295c4e" officeooo:paragraph-rsid="00295c4e"/>
    </style:style>
    <style:style style:name="P19" style:family="paragraph" style:parent-style-name="Standard">
      <style:text-properties officeooo:rsid="002be2ee" officeooo:paragraph-rsid="002be2ee"/>
    </style:style>
    <style:style style:name="P20" style:family="paragraph" style:parent-style-name="Standard">
      <style:text-properties officeooo:rsid="002c1044" officeooo:paragraph-rsid="002c1044"/>
    </style:style>
    <style:style style:name="P21" style:family="paragraph" style:parent-style-name="Standard">
      <style:text-properties officeooo:rsid="002c1044" officeooo:paragraph-rsid="002d68b8"/>
    </style:style>
    <style:style style:name="P22" style:family="paragraph" style:parent-style-name="Standard">
      <style:text-properties officeooo:rsid="002d68b8" officeooo:paragraph-rsid="002d68b8"/>
    </style:style>
    <style:style style:name="P23" style:family="paragraph" style:parent-style-name="Standard">
      <style:text-properties officeooo:rsid="0031afc3" officeooo:paragraph-rsid="0031afc3"/>
    </style:style>
    <style:style style:name="P24" style:family="paragraph" style:parent-style-name="Standard">
      <style:text-properties officeooo:rsid="003268f8" officeooo:paragraph-rsid="003268f8"/>
    </style:style>
    <style:style style:name="P25" style:family="paragraph" style:parent-style-name="Standard">
      <style:text-properties officeooo:rsid="00329674" officeooo:paragraph-rsid="00329674"/>
    </style:style>
    <style:style style:name="P26" style:family="paragraph" style:parent-style-name="Standard">
      <style:text-properties officeooo:rsid="00346bee" officeooo:paragraph-rsid="00346bee"/>
    </style:style>
    <style:style style:name="P27" style:family="paragraph" style:parent-style-name="Standard">
      <style:text-properties officeooo:rsid="003a7ca5" officeooo:paragraph-rsid="003a7ca5"/>
    </style:style>
    <style:style style:name="P28" style:family="paragraph" style:parent-style-name="Standard">
      <style:text-properties fo:font-weight="normal" officeooo:rsid="004a2203" officeooo:paragraph-rsid="004a2203" style:font-weight-asian="normal" style:font-weight-complex="normal"/>
    </style:style>
    <style:style style:name="P29" style:family="paragraph" style:parent-style-name="Standard">
      <style:text-properties fo:font-weight="normal" officeooo:rsid="004b33b0" officeooo:paragraph-rsid="004b33b0" style:font-weight-asian="normal" style:font-weight-complex="normal"/>
    </style:style>
    <style:style style:name="P30" style:family="paragraph" style:parent-style-name="Standard">
      <style:text-properties fo:font-weight="normal" officeooo:rsid="004f9136" officeooo:paragraph-rsid="004f9136" style:font-weight-asian="normal" style:font-weight-complex="normal"/>
    </style:style>
    <style:style style:name="P31" style:family="paragraph" style:parent-style-name="Standard">
      <style:text-properties fo:font-weight="normal" officeooo:rsid="00533668" officeooo:paragraph-rsid="00533668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officeooo:rsid="001c1193" officeooo:paragraph-rsid="001d920b"/>
    </style:style>
    <style:style style:name="P33" style:family="paragraph" style:parent-style-name="Standard">
      <style:paragraph-properties fo:text-align="center" style:justify-single-word="false"/>
      <style:text-properties officeooo:rsid="001c1193" officeooo:paragraph-rsid="0020d309"/>
    </style:style>
    <style:style style:name="P34" style:family="paragraph" style:parent-style-name="Standard">
      <style:paragraph-properties fo:text-align="center" style:justify-single-word="false"/>
      <style:text-properties officeooo:rsid="001c1193" officeooo:paragraph-rsid="0023d999"/>
    </style:style>
    <style:style style:name="P35" style:family="paragraph" style:parent-style-name="Standard">
      <style:paragraph-properties fo:text-align="center" style:justify-single-word="false"/>
      <style:text-properties officeooo:rsid="001c1193" officeooo:paragraph-rsid="00295c4e"/>
    </style:style>
    <style:style style:name="P36" style:family="paragraph" style:parent-style-name="Table_20_Contents">
      <style:paragraph-properties fo:text-align="center" style:justify-single-word="false"/>
      <style:text-properties officeooo:rsid="001d920b" officeooo:paragraph-rsid="001d920b"/>
    </style:style>
    <style:style style:name="P37" style:family="paragraph" style:parent-style-name="Table_20_Contents">
      <style:paragraph-properties fo:text-align="center" style:justify-single-word="false"/>
      <style:text-properties officeooo:rsid="001d920b" officeooo:paragraph-rsid="0020d309"/>
    </style:style>
    <style:style style:name="P38" style:family="paragraph" style:parent-style-name="Table_20_Contents">
      <style:paragraph-properties fo:text-align="center" style:justify-single-word="false"/>
      <style:text-properties officeooo:rsid="001d920b" officeooo:paragraph-rsid="0023d999"/>
    </style:style>
    <style:style style:name="P39" style:family="paragraph" style:parent-style-name="Table_20_Contents">
      <style:paragraph-properties fo:text-align="center" style:justify-single-word="false"/>
      <style:text-properties officeooo:rsid="001d920b" officeooo:paragraph-rsid="00295c4e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paragraph-rsid="001d920b"/>
    </style:style>
    <style:style style:name="P42" style:family="paragraph" style:parent-style-name="Table_20_Contents">
      <style:paragraph-properties fo:text-align="center" style:justify-single-word="false"/>
      <style:text-properties officeooo:paragraph-rsid="0020d309"/>
    </style:style>
    <style:style style:name="P43" style:family="paragraph" style:parent-style-name="Table_20_Contents">
      <style:paragraph-properties fo:text-align="center" style:justify-single-word="false"/>
      <style:text-properties officeooo:paragraph-rsid="0023d999"/>
    </style:style>
    <style:style style:name="P44" style:family="paragraph" style:parent-style-name="Table_20_Contents">
      <style:paragraph-properties fo:text-align="center" style:justify-single-word="false"/>
      <style:text-properties officeooo:paragraph-rsid="00295c4e"/>
    </style:style>
    <style:style style:name="P45" style:family="paragraph" style:parent-style-name="Table_20_Contents">
      <style:paragraph-properties fo:text-align="center" style:justify-single-word="false"/>
      <style:text-properties officeooo:rsid="0021df14" officeooo:paragraph-rsid="0021df14"/>
    </style:style>
    <style:style style:name="P46" style:family="paragraph" style:parent-style-name="Table_20_Contents">
      <style:paragraph-properties fo:text-align="center" style:justify-single-word="false"/>
      <style:text-properties officeooo:rsid="0023d999" officeooo:paragraph-rsid="0023d999"/>
    </style:style>
    <style:style style:name="P47" style:family="paragraph" style:parent-style-name="Table_20_Contents">
      <style:paragraph-properties fo:text-align="center" style:justify-single-word="false"/>
      <style:text-properties officeooo:rsid="00295c4e" officeooo:paragraph-rsid="00295c4e"/>
    </style:style>
    <style:style style:name="P48" style:family="paragraph" style:parent-style-name="Standard" style:list-style-name="L1">
      <style:text-properties officeooo:rsid="000ee711" officeooo:paragraph-rsid="000ee711"/>
    </style:style>
    <style:style style:name="P49" style:family="paragraph" style:parent-style-name="Standard" style:list-style-name="L2">
      <style:text-properties officeooo:rsid="00106825" officeooo:paragraph-rsid="00106825"/>
    </style:style>
    <style:style style:name="P50" style:family="paragraph" style:parent-style-name="Standard" style:list-style-name="L2">
      <style:text-properties officeooo:rsid="00106825" officeooo:paragraph-rsid="00130b2f"/>
    </style:style>
    <style:style style:name="P51" style:family="paragraph" style:parent-style-name="Standard" style:list-style-name="L2">
      <style:text-properties officeooo:rsid="0012669d" officeooo:paragraph-rsid="0012669d"/>
    </style:style>
    <style:style style:name="P52" style:family="paragraph" style:parent-style-name="Standard" style:list-style-name="L3">
      <style:text-properties officeooo:rsid="00133f94" officeooo:paragraph-rsid="00133f94"/>
    </style:style>
    <style:style style:name="P53" style:family="paragraph" style:parent-style-name="Standard" style:list-style-name="L4">
      <style:text-properties officeooo:rsid="00133f94" officeooo:paragraph-rsid="00133f94"/>
    </style:style>
    <style:style style:name="P54" style:family="paragraph" style:parent-style-name="Standard" style:list-style-name="L4">
      <style:text-properties officeooo:rsid="0013e204" officeooo:paragraph-rsid="0013e204"/>
    </style:style>
    <style:style style:name="P55" style:family="paragraph" style:parent-style-name="Standard" style:list-style-name="L7">
      <style:text-properties officeooo:rsid="0013e204" officeooo:paragraph-rsid="00273adc"/>
    </style:style>
    <style:style style:name="P56" style:family="paragraph" style:parent-style-name="Standard" style:list-style-name="L5">
      <style:text-properties officeooo:paragraph-rsid="0019ffe9"/>
    </style:style>
    <style:style style:name="P57" style:family="paragraph" style:parent-style-name="Standard" style:list-style-name="L5">
      <style:text-properties officeooo:paragraph-rsid="001eaf6f"/>
    </style:style>
    <style:style style:name="P58" style:family="paragraph" style:parent-style-name="Standard" style:list-style-name="L5">
      <style:text-properties officeooo:rsid="0019ffe9" officeooo:paragraph-rsid="0019ffe9"/>
    </style:style>
    <style:style style:name="P59" style:family="paragraph" style:parent-style-name="Standard" style:list-style-name="L5">
      <style:text-properties officeooo:rsid="0019ffe9" officeooo:paragraph-rsid="001eaf6f"/>
    </style:style>
    <style:style style:name="P60" style:family="paragraph" style:parent-style-name="Standard" style:list-style-name="L5">
      <style:text-properties officeooo:rsid="001af224" officeooo:paragraph-rsid="001af224"/>
    </style:style>
    <style:style style:name="P61" style:family="paragraph" style:parent-style-name="Standard" style:list-style-name="L5">
      <style:text-properties officeooo:rsid="001baf56" officeooo:paragraph-rsid="001baf56"/>
    </style:style>
    <style:style style:name="P62" style:family="paragraph" style:parent-style-name="Standard" style:list-style-name="L5">
      <style:text-properties officeooo:rsid="001baf56" officeooo:paragraph-rsid="001d920b"/>
    </style:style>
    <style:style style:name="P63" style:family="paragraph" style:parent-style-name="Standard" style:list-style-name="L5">
      <style:text-properties officeooo:rsid="001baf56" officeooo:paragraph-rsid="001eaf6f"/>
    </style:style>
    <style:style style:name="P64" style:family="paragraph" style:parent-style-name="Standard" style:list-style-name="L5">
      <style:text-properties officeooo:rsid="001c1193" officeooo:paragraph-rsid="001d920b"/>
    </style:style>
    <style:style style:name="P65" style:family="paragraph" style:parent-style-name="Standard" style:list-style-name="L5">
      <style:text-properties officeooo:rsid="001d920b" officeooo:paragraph-rsid="001d920b"/>
    </style:style>
    <style:style style:name="P66" style:family="paragraph" style:parent-style-name="Standard" style:list-style-name="L6">
      <style:text-properties officeooo:paragraph-rsid="0019ffe9"/>
    </style:style>
    <style:style style:name="P67" style:family="paragraph" style:parent-style-name="Standard" style:list-style-name="L6">
      <style:text-properties officeooo:paragraph-rsid="0020d309"/>
    </style:style>
    <style:style style:name="P68" style:family="paragraph" style:parent-style-name="Standard" style:list-style-name="L6">
      <style:text-properties officeooo:rsid="001eaf6f" officeooo:paragraph-rsid="0020721e"/>
    </style:style>
    <style:style style:name="P69" style:family="paragraph" style:parent-style-name="Standard" style:list-style-name="L6">
      <style:text-properties officeooo:rsid="00273adc" officeooo:paragraph-rsid="00273adc"/>
    </style:style>
    <style:style style:name="P70" style:family="paragraph" style:parent-style-name="Standard" style:list-style-name="L6">
      <style:text-properties officeooo:rsid="00278a27" officeooo:paragraph-rsid="00278a27"/>
    </style:style>
    <style:style style:name="P71" style:family="paragraph" style:parent-style-name="Standard" style:list-style-name="L8">
      <style:text-properties officeooo:rsid="00295c4e" officeooo:paragraph-rsid="00295c4e"/>
    </style:style>
    <style:style style:name="P72" style:family="paragraph" style:parent-style-name="Standard" style:list-style-name="L8">
      <style:text-properties officeooo:rsid="002ba13e" officeooo:paragraph-rsid="002ba13e"/>
    </style:style>
    <style:style style:name="P73" style:family="paragraph" style:parent-style-name="Standard" style:list-style-name="L9">
      <style:text-properties officeooo:rsid="002d68b8" officeooo:paragraph-rsid="002d68b8"/>
    </style:style>
    <style:style style:name="P74" style:family="paragraph" style:parent-style-name="Standard" style:list-style-name="L10">
      <style:text-properties officeooo:rsid="002d68b8" officeooo:paragraph-rsid="002d68b8"/>
    </style:style>
    <style:style style:name="P75" style:family="paragraph" style:parent-style-name="Standard" style:list-style-name="L10">
      <style:text-properties officeooo:rsid="002c1044" officeooo:paragraph-rsid="002d68b8"/>
    </style:style>
    <style:style style:name="P76" style:family="paragraph" style:parent-style-name="Standard" style:list-style-name="L10">
      <style:text-properties officeooo:rsid="002c1044" officeooo:paragraph-rsid="002c1044"/>
    </style:style>
    <style:style style:name="P77" style:family="paragraph" style:parent-style-name="Standard" style:list-style-name="L11">
      <style:text-properties officeooo:rsid="002fcf66" officeooo:paragraph-rsid="002fcf66"/>
    </style:style>
    <style:style style:name="P78" style:family="paragraph" style:parent-style-name="Standard" style:list-style-name="L11">
      <style:text-properties officeooo:rsid="00309753" officeooo:paragraph-rsid="00309753"/>
    </style:style>
    <style:style style:name="P79" style:family="paragraph" style:parent-style-name="Standard" style:list-style-name="L11">
      <style:text-properties officeooo:rsid="00309753" officeooo:paragraph-rsid="0031afc3"/>
    </style:style>
    <style:style style:name="P80" style:family="paragraph" style:parent-style-name="Standard" style:list-style-name="L12">
      <style:text-properties officeooo:rsid="0031afc3" officeooo:paragraph-rsid="0031afc3"/>
    </style:style>
    <style:style style:name="P81" style:family="paragraph" style:parent-style-name="Standard" style:list-style-name="L13">
      <style:text-properties officeooo:paragraph-rsid="003268f8"/>
    </style:style>
    <style:style style:name="P82" style:family="paragraph" style:parent-style-name="Standard" style:list-style-name="L13">
      <style:text-properties fo:font-weight="bold" officeooo:rsid="003268f8" officeooo:paragraph-rsid="003268f8" style:font-weight-asian="bold" style:font-weight-complex="bold"/>
    </style:style>
    <style:style style:name="P83" style:family="paragraph" style:parent-style-name="Standard" style:list-style-name="L13">
      <style:text-properties fo:font-weight="bold" officeooo:rsid="00346bee" officeooo:paragraph-rsid="00346bee" style:font-weight-asian="bold" style:font-weight-complex="bold"/>
    </style:style>
    <style:style style:name="P84" style:family="paragraph" style:parent-style-name="Standard" style:list-style-name="L13">
      <style:text-properties fo:font-weight="bold" officeooo:rsid="003a7ca5" officeooo:paragraph-rsid="003a7ca5" style:font-weight-asian="bold" style:font-weight-complex="bold"/>
    </style:style>
    <style:style style:name="P85" style:family="paragraph" style:parent-style-name="Standard" style:list-style-name="L13">
      <style:text-properties fo:font-weight="bold" officeooo:rsid="003a7ca5" officeooo:paragraph-rsid="0041f318" style:font-weight-asian="bold" style:font-weight-complex="bold"/>
    </style:style>
    <style:style style:name="P86" style:family="paragraph" style:parent-style-name="Standard" style:list-style-name="L13">
      <style:text-properties fo:font-weight="bold" officeooo:rsid="004578c8" officeooo:paragraph-rsid="004578c8" style:font-weight-asian="bold" style:font-weight-complex="bold"/>
    </style:style>
    <style:style style:name="P87" style:family="paragraph" style:parent-style-name="Standard" style:list-style-name="L13">
      <style:text-properties fo:font-weight="bold" officeooo:rsid="004666f9" officeooo:paragraph-rsid="004666f9" style:font-weight-asian="bold" style:font-weight-complex="bold"/>
    </style:style>
    <style:style style:name="P88" style:family="paragraph" style:parent-style-name="Standard" style:list-style-name="L13">
      <style:text-properties fo:font-weight="bold" officeooo:rsid="004b33b0" officeooo:paragraph-rsid="004b33b0" style:font-weight-asian="bold" style:font-weight-complex="bold"/>
    </style:style>
    <style:style style:name="P89" style:family="paragraph" style:parent-style-name="Standard" style:list-style-name="L13">
      <style:text-properties officeooo:rsid="003268f8" officeooo:paragraph-rsid="003268f8"/>
    </style:style>
    <style:style style:name="P90" style:family="paragraph" style:parent-style-name="Standard" style:list-style-name="L13">
      <style:text-properties officeooo:rsid="00329674" officeooo:paragraph-rsid="00329674"/>
    </style:style>
    <style:style style:name="P91" style:family="paragraph" style:parent-style-name="Standard" style:list-style-name="L13">
      <style:text-properties officeooo:rsid="00346bee" officeooo:paragraph-rsid="00346bee"/>
    </style:style>
    <style:style style:name="P92" style:family="paragraph" style:parent-style-name="Standard" style:list-style-name="L13">
      <style:text-properties officeooo:rsid="00346bee" officeooo:paragraph-rsid="0035a0c8"/>
    </style:style>
    <style:style style:name="P93" style:family="paragraph" style:parent-style-name="Standard" style:list-style-name="L13">
      <style:text-properties officeooo:rsid="00346bee" officeooo:paragraph-rsid="003814ef"/>
    </style:style>
    <style:style style:name="P94" style:family="paragraph" style:parent-style-name="Standard" style:list-style-name="L13">
      <style:text-properties officeooo:rsid="003a7ca5" officeooo:paragraph-rsid="003a7ca5"/>
    </style:style>
    <style:style style:name="P95" style:family="paragraph" style:parent-style-name="Standard" style:list-style-name="L13">
      <style:text-properties officeooo:rsid="0035a0c8" officeooo:paragraph-rsid="004578c8"/>
    </style:style>
    <style:style style:name="P96" style:family="paragraph" style:parent-style-name="Standard" style:list-style-name="L13">
      <style:text-properties fo:font-weight="normal" officeooo:rsid="004578c8" officeooo:paragraph-rsid="004578c8" style:font-weight-asian="normal" style:font-weight-complex="normal"/>
    </style:style>
    <style:style style:name="P97" style:family="paragraph" style:parent-style-name="Standard" style:list-style-name="L13">
      <style:text-properties fo:font-weight="normal" officeooo:rsid="004666f9" officeooo:paragraph-rsid="004679bf" style:font-weight-asian="normal" style:font-weight-complex="normal"/>
    </style:style>
    <style:style style:name="P98" style:family="paragraph" style:parent-style-name="Standard" style:list-style-name="L13">
      <style:text-properties fo:font-weight="normal" officeooo:rsid="004666f9" officeooo:paragraph-rsid="004666f9" style:font-weight-asian="normal" style:font-weight-complex="normal"/>
    </style:style>
    <style:style style:name="P99" style:family="paragraph" style:parent-style-name="Standard" style:list-style-name="L13">
      <style:text-properties fo:font-weight="normal" officeooo:rsid="0047bdbd" officeooo:paragraph-rsid="0047bdbd" style:font-weight-asian="normal" style:font-weight-complex="normal"/>
    </style:style>
    <style:style style:name="P100" style:family="paragraph" style:parent-style-name="Standard" style:list-style-name="L13">
      <style:text-properties fo:font-weight="normal" officeooo:rsid="00497568" officeooo:paragraph-rsid="00497568" style:font-weight-asian="normal" style:font-weight-complex="normal"/>
    </style:style>
    <style:style style:name="P101" style:family="paragraph" style:parent-style-name="Standard" style:list-style-name="L13">
      <style:text-properties fo:font-weight="normal" officeooo:rsid="004a2203" officeooo:paragraph-rsid="004a2203" style:font-weight-asian="normal" style:font-weight-complex="normal"/>
    </style:style>
    <style:style style:name="P102" style:family="paragraph" style:parent-style-name="Standard" style:list-style-name="L13">
      <style:text-properties fo:font-weight="normal" officeooo:rsid="004b33b0" officeooo:paragraph-rsid="004b33b0" style:font-weight-asian="normal" style:font-weight-complex="normal"/>
    </style:style>
    <style:style style:name="P103" style:family="paragraph" style:parent-style-name="Standard" style:list-style-name="L13">
      <style:text-properties fo:font-weight="normal" officeooo:rsid="004f9136" officeooo:paragraph-rsid="004f9136" style:font-weight-asian="normal" style:font-weight-complex="normal"/>
    </style:style>
    <style:style style:name="P104" style:family="paragraph" style:parent-style-name="Standard" style:list-style-name="L13">
      <style:text-properties fo:font-weight="normal" officeooo:rsid="0054cba4" officeooo:paragraph-rsid="0054cba4" style:font-weight-asian="normal" style:font-weight-complex="normal"/>
    </style:style>
    <style:style style:name="P105" style:family="paragraph" style:parent-style-name="Standard" style:list-style-name="L13">
      <style:text-properties fo:font-weight="normal" officeooo:rsid="004fa09e" officeooo:paragraph-rsid="004fa09e" style:font-weight-asian="normal" style:font-weight-complex="normal"/>
    </style:style>
    <style:style style:name="P106" style:family="paragraph" style:parent-style-name="Standard" style:list-style-name="L13">
      <style:text-properties fo:font-weight="normal" officeooo:rsid="0050de81" officeooo:paragraph-rsid="0050de81" style:font-weight-asian="normal" style:font-weight-complex="normal"/>
    </style:style>
    <style:style style:name="P107" style:family="paragraph" style:parent-style-name="Standard" style:list-style-name="L13">
      <style:text-properties fo:font-weight="normal" officeooo:rsid="0050ed4b" officeooo:paragraph-rsid="0050ed4b" style:font-weight-asian="normal" style:font-weight-complex="normal"/>
    </style:style>
    <style:style style:name="P108" style:family="paragraph" style:parent-style-name="Standard" style:list-style-name="L13">
      <style:text-properties fo:font-weight="normal" officeooo:rsid="00514987" officeooo:paragraph-rsid="00514987" style:font-weight-asian="normal" style:font-weight-complex="normal"/>
    </style:style>
    <style:style style:name="P109" style:family="paragraph" style:parent-style-name="Standard" style:list-style-name="L13">
      <style:text-properties fo:font-weight="normal" officeooo:rsid="00533668" officeooo:paragraph-rsid="00533668" style:font-weight-asian="normal" style:font-weight-complex="normal"/>
    </style:style>
    <style:style style:name="P110" style:family="paragraph" style:parent-style-name="Standard">
      <style:text-properties fo:font-weight="normal" officeooo:rsid="00533668" officeooo:paragraph-rsid="00533668" style:font-weight-asian="normal" style:font-weight-complex="normal"/>
    </style:style>
    <style:style style:name="P111" style:family="paragraph" style:parent-style-name="Standard">
      <style:text-properties fo:font-weight="normal" officeooo:rsid="005563dc" officeooo:paragraph-rsid="005563dc" style:font-weight-asian="normal" style:font-weight-complex="normal"/>
    </style:style>
    <style:style style:name="P112" style:family="paragraph" style:parent-style-name="Standard">
      <style:text-properties fo:font-weight="normal" officeooo:rsid="005563dc" officeooo:paragraph-rsid="0056fe6f" style:font-weight-asian="normal" style:font-weight-complex="normal"/>
    </style:style>
    <style:style style:name="P113" style:family="paragraph" style:parent-style-name="Standard">
      <style:text-properties fo:font-weight="normal" officeooo:rsid="0056fe6f" officeooo:paragraph-rsid="0056fe6f" style:font-weight-asian="normal" style:font-weight-complex="normal"/>
    </style:style>
    <style:style style:name="P114" style:family="paragraph" style:parent-style-name="Standard">
      <style:text-properties fo:font-weight="normal" officeooo:rsid="0056fe6f" officeooo:paragraph-rsid="00582dc8" style:font-weight-asian="normal" style:font-weight-complex="normal"/>
    </style:style>
    <style:style style:name="P115" style:family="paragraph" style:parent-style-name="Standard">
      <style:text-properties fo:font-weight="normal" officeooo:rsid="0059b36b" officeooo:paragraph-rsid="0059b36b" style:font-weight-asian="normal" style:font-weight-complex="normal"/>
    </style:style>
    <style:style style:name="P116" style:family="paragraph" style:parent-style-name="Standard">
      <style:paragraph-properties fo:text-align="center" style:justify-single-word="false"/>
      <style:text-properties fo:font-weight="normal" officeooo:rsid="0059b36b" officeooo:paragraph-rsid="0059b36b" style:font-weight-asian="normal" style:font-weight-complex="normal"/>
    </style:style>
    <style:style style:name="P117" style:family="paragraph" style:parent-style-name="Standard">
      <style:text-properties fo:font-weight="normal" officeooo:rsid="0059b36b" officeooo:paragraph-rsid="0059eb3d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weight="normal" officeooo:rsid="005a4189" officeooo:paragraph-rsid="005a4189" style:font-weight-asian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weight="normal" officeooo:rsid="005a4189" officeooo:paragraph-rsid="005a56eb" style:font-weight-asian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weight="normal" officeooo:rsid="005a4189" officeooo:paragraph-rsid="005cd4f0" style:font-weight-asian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weight="normal" officeooo:rsid="005ae613" officeooo:paragraph-rsid="005ae613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weight="normal" officeooo:rsid="005e0561" officeooo:paragraph-rsid="005e0561" style:font-weight-asian="normal" style:font-weight-complex="normal"/>
    </style:style>
    <style:style style:name="P123" style:family="paragraph" style:parent-style-name="Standard">
      <style:text-properties fo:font-size="16pt" style:text-underline-style="solid" style:text-underline-width="auto" style:text-underline-color="font-color" fo:font-weight="normal" officeooo:rsid="005563dc" officeooo:paragraph-rsid="005563dc" style:font-size-asian="16pt" style:font-weight-asian="normal" style:font-size-complex="16pt" style:font-weight-complex="normal"/>
    </style:style>
    <style:style style:name="P124" style:family="paragraph" style:parent-style-name="Standard">
      <style:text-properties style:text-underline-style="solid" style:text-underline-width="auto" style:text-underline-color="font-color" fo:font-weight="normal" officeooo:rsid="005848d8" officeooo:paragraph-rsid="005848d8" style:font-weight-asian="normal" style:font-weight-complex="normal"/>
    </style:style>
    <style:style style:name="T1" style:family="text">
      <style:text-properties officeooo:rsid="00106825"/>
    </style:style>
    <style:style style:name="T2" style:family="text">
      <style:text-properties officeooo:rsid="0012669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ffe9" style:font-weight-asian="bold" style:font-weight-complex="bold"/>
    </style:style>
    <style:style style:name="T5" style:family="text">
      <style:text-properties fo:font-weight="bold" officeooo:rsid="003268f8" style:font-weight-asian="bold" style:font-weight-complex="bold"/>
    </style:style>
    <style:style style:name="T6" style:family="text">
      <style:text-properties fo:font-weight="bold" officeooo:rsid="003814ef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6c6d4"/>
    </style:style>
    <style:style style:name="T9" style:family="text">
      <style:text-properties officeooo:rsid="0019ffe9"/>
    </style:style>
    <style:style style:name="T10" style:family="text">
      <style:text-properties officeooo:rsid="001c1193"/>
    </style:style>
    <style:style style:name="T11" style:family="text">
      <style:text-properties officeooo:rsid="001d920b"/>
    </style:style>
    <style:style style:name="T12" style:family="text">
      <style:text-properties officeooo:rsid="001ed0d5"/>
    </style:style>
    <style:style style:name="T13" style:family="text">
      <style:text-properties officeooo:rsid="0023d999"/>
    </style:style>
    <style:style style:name="T14" style:family="text">
      <style:text-properties officeooo:rsid="0025a521"/>
    </style:style>
    <style:style style:name="T15" style:family="text">
      <style:text-properties officeooo:rsid="00295c4e"/>
    </style:style>
    <style:style style:name="T16" style:family="text">
      <style:text-properties officeooo:rsid="002ac432"/>
    </style:style>
    <style:style style:name="T17" style:family="text">
      <style:text-properties officeooo:rsid="002e96a3"/>
    </style:style>
    <style:style style:name="T18" style:family="text">
      <style:text-properties officeooo:rsid="002fcf66"/>
    </style:style>
    <style:style style:name="T19" style:family="text">
      <style:text-properties officeooo:rsid="00305f94"/>
    </style:style>
    <style:style style:name="T20" style:family="text">
      <style:text-properties officeooo:rsid="0031afc3"/>
    </style:style>
    <style:style style:name="T21" style:family="text">
      <style:text-properties officeooo:rsid="0031e078"/>
    </style:style>
    <style:style style:name="T22" style:family="text">
      <style:text-properties officeooo:rsid="003268f8"/>
    </style:style>
    <style:style style:name="T23" style:family="text">
      <style:text-properties officeooo:rsid="0035a0c8"/>
    </style:style>
    <style:style style:name="T24" style:family="text">
      <style:text-properties officeooo:rsid="003814ef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a33f9" style:font-weight-asian="normal" style:font-weight-complex="normal"/>
    </style:style>
    <style:style style:name="T27" style:family="text">
      <style:text-properties fo:font-weight="normal" officeooo:rsid="0040367a" style:font-weight-asian="normal" style:font-weight-complex="normal"/>
    </style:style>
    <style:style style:name="T28" style:family="text">
      <style:text-properties fo:font-weight="normal" officeooo:rsid="004f9136" style:font-weight-asian="normal" style:font-weight-complex="normal"/>
    </style:style>
    <style:style style:name="T29" style:family="text">
      <style:text-properties officeooo:rsid="003be507"/>
    </style:style>
    <style:style style:name="T30" style:family="text">
      <style:text-properties officeooo:rsid="0040367a"/>
    </style:style>
    <style:style style:name="T31" style:family="text">
      <style:text-properties officeooo:rsid="0043a8de"/>
    </style:style>
    <style:style style:name="T32" style:family="text">
      <style:text-properties officeooo:rsid="0056fe6f"/>
    </style:style>
    <style:style style:name="T33" style:family="text">
      <style:text-properties officeooo:rsid="00582dc8"/>
    </style:style>
    <style:style style:name="T34" style:family="text">
      <style:text-properties officeooo:rsid="0059eb3d"/>
    </style:style>
    <style:style style:name="T35" style:family="text">
      <style:text-properties officeooo:rsid="005a56eb"/>
    </style:style>
    <style:style style:name="T36" style:family="text">
      <style:text-properties officeooo:rsid="005cd4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ilazione – Traduzione da LKC al linguaggio per la macchina virtuale SECD</text:p>
      <text:p text:style-name="P1"/>
      <text:p text:style-name="P1"><text:span text:style-name="T7">Macchina SECD</text:span> </text:p>
      <text:p text:style-name="P1"/>
      <text:p text:style-name="P1">4 componenti: &lt;S, E, C, D&gt;:</text:p>
      <text:p text:style-name="P1"/>
      <text:p text:style-name="P1">1) S → <text:span text:style-name="T3">Stack</text:span></text:p>
      <text:list xml:id="list611211743689392786" text:style-name="L1">
        <text:list-item>
          <text:p text:style-name="P48">risultati parziali e finali dei calcoli</text:p>
        </text:list-item>
        <text:list-item>
          <text:p text:style-name="P48">operazioni eseguite/ funzioni invocate trovano loro argomenti in cima alla pila, li consumano e al loro posto inseriscono il risultato</text:p>
          <text:p text:style-name="P48"/>
        </text:list-item>
      </text:list>
      <text:p text:style-name="P1">2) E → <text:span text:style-name="T3">Ambiente</text:span> →<text:span text:style-name="T1"> modella la RAM</text:span></text:p>
      <text:list xml:id="list3765754918962348534" text:style-name="L2">
        <text:list-item>
          <text:p text:style-name="P49">R-valori delle variabili del programma in esecuzione <text:s/>introdotte da LET, LETREC (con binders) e da invocazioni di funzioni <text:s/>con par. formali che danno valore a par attuali, ognivolta che si eseguono questi =&gt; nuovo RA in cima</text:p>
        </text:list-item>
        <text:list-item>
          <text:p text:style-name="P50">chiusure di funzioni (funzioni definite)</text:p>
        </text:list-item>
        <text:list-item>
          <text:p text:style-name="P49">Ogni lista di valori modella un RA+ contiene R-valori variabili introdotte nel corrispondente blocco (binders e parametri formali)</text:p>
        </text:list-item>
        <text:list-item>
          <text:p text:style-name="P49">in testa c'è RA del metodo che sta eseguendo → RA=lista =&gt; E=lista di liste</text:p>
        </text:list-item>
        <text:list-item>
          <text:p text:style-name="P49">ogni R-valore identificato da una coppia di interi (n1,n2) dove n1=RA n2=displ nel RA, indirizzi usati da comandi SECD Ld (LOAD) che sposta un R-valore in cima allo stack S</text:p>
        </text:list-item>
        <text:list-item>
          <text:p text:style-name="P49">Come prodotti indirizzi: </text:p>
          <text:list>
            <text:list-item>
              <text:p text:style-name="P49">Quando compilate LET/LETREC/invocazioni l'AMB. STATICO (nomi) cambia come AMB DINAMICO (R-valori)</text:p>
            </text:list-item>
            <text:list-item>
              <text:p text:style-name="P49">Tutto si basa su scoping statico: se c'è un nome in amb statico in un certo punto, nello stesso punto nell'amb dinamico ci sarà il suo R-valore, <text:span text:style-name="T2">questo permette al compilatore di calcolare indirizzi variabili</text:span></text:p>
            </text:list-item>
            <text:list-item>
              <text:p text:style-name="P51">Amb statico costruito da compilatore è una copia di E (dinamico) ma lista di liste di stringhe (nomi variabili)</text:p>
              <text:p text:style-name="P51"/>
            </text:list-item>
          </text:list>
        </text:list-item>
      </text:list>
      <text:p text:style-name="P3">3) C → <text:span text:style-name="T3">Control</text:span></text:p>
      <text:list xml:id="list7430168604689651185" text:style-name="L3">
        <text:list-item>
          <text:p text:style-name="P52">programma che sta eseguendo</text:p>
        </text:list-item>
      </text:list>
      <text:p text:style-name="P4"/>
      <text:p text:style-name="P3">4) D → <text:span text:style-name="T3">Dump</text:span></text:p>
      <text:list xml:id="list5273934482535871154" text:style-name="L4">
        <text:list-item>
          <text:p text:style-name="P53">una sorta di stack in cui si ricorda il contesto da ripristinare</text:p>
        </text:list-item>
        <text:list-item>
          <text:p text:style-name="P53">salvato stato macchina ogni volta che ci sono salti (es. invocazioni funzioni, blocchi then, else)</text:p>
        </text:list-item>
        <text:list-item>
          <text:p text:style-name="P54">si immagazzina stato su D e poi dopo esecuzione blocco/funzione si riprende ciò che salvato in precedenza</text:p>
        </text:list-item>
      </text:list>
      <text:p text:style-name="P2"/>
      <text:p text:style-name="P8">Linguaggio SECD</text:p>
      <text:p text:style-name="P5"/>
      <text:p text:style-name="P5">Significato comandi = far evolvere stato macchina</text:p>
      <text:p text:style-name="P5"><text:span text:style-name="T8">T</text:span>ipo haskell per rappresentare programmi SECD:</text:p>
      <text:p text:style-name="P5"/>
      <text:p text:style-name="P5">data Secdexpr = Add | Sub | Mult | Div | Rem | Eq | Leq | Car | Cdr | Cons | Atom | Join | Rtn | Stop | Push | Ap | Rap | Ld (Integer, Integer) | Ldc LKC| Sel [Secdexpr] [Secdexpr] | Ldf [Secdexpr] </text:p>
      <text:p text:style-name="P5">deriving(Show, Eq)</text:p>
      <text:p text:style-name="P5"/>
      <text:p text:style-name="P10"/>
      <text:p text:style-name="P10"/>
      <text:p text:style-name="P10"><text:soft-page-break/>Spiegazione costruttori:</text:p>
      <text:list xml:id="list7464337751436008280" text:style-name="L5">
        <text:list-header>
          <text:p text:style-name="P56"/>
        </text:list-header>
        <text:list-item>
          <text:p text:style-name="P56"><text:span text:style-name="T4">da Add a Rap </text:span><text:span text:style-name="T9">→ rappresentano operazioni 0-arie</text:span></text:p>
          <text:list>
            <text:list-item>
              <text:p text:style-name="P58">Add...Atom → significato immediato, analoghe a corrispondenti LKC</text:p>
            </text:list-item>
            <text:list-item>
              <text:p text:style-name="P58">Car=head, Cdr=tail, Rem=resto, Leq=less or equal, Atom=valore indivisibile (true/false)</text:p>
            </text:list-item>
            <text:list-item>
              <text:p text:style-name="P58">No operandi perché li trovano in cima allo stack (messi lì da operazioni Ld e Ldc)</text:p>
            </text:list-item>
            <text:list-item>
              <text:p text:style-name="P58">Se no Rem o Div e no 2 interi in cima allo stack, no previsto type check esplicito nel compilatore → controllo run time interprete</text:p>
              <text:p text:style-name="P58"/>
            </text:list-item>
          </text:list>
        </text:list-item>
        <text:list-item>
          <text:p text:style-name="P60"><text:span text:style-name="T3">Ld(Integer, Integer)</text:span> → caricamento in cima a stack del valore che compare in posizione (n1, n2) dell'ambiente E</text:p>
          <text:p text:style-name="P60"/>
        </text:list-item>
        <text:list-item>
          <text:p text:style-name="P61"><text:span text:style-name="T3">Ldc of LKC</text:span> → carica in cima allo stack un valore costante es. BOO (B), NUM (N), STRI (string) e NIL, cioè costanti LKC → Ldc(NUM(N)) → NUM è un'etichetta per fare un minimo controllo dei tipi</text:p>
          <text:p text:style-name="P61"/>
        </text:list-item>
        <text:list-item>
          <text:p text:style-name="P62"><text:span text:style-name="T3">Sel [secdexpr][secdexpr]</text:span> → <text:span text:style-name="T10">comando condizionale, a seconda del valore in cima alla pila esegue primo (then) o secondo blocco (else)<text:line-break/></text:span></text:p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D" table:number-columns-repeated="2"/>
        <table:table-column table:style-name="Tabella1.H"/>
        <table:table-column table:style-name="Tabella1.I"/>
        <table:table-row>
          <table:table-cell table:style-name="Tabella1.A1" office:value-type="string">
            <text:p text:style-name="P36">STACK</text:p>
          </table:table-cell>
          <table:table-cell table:style-name="Tabella1.A1" office:value-type="string">
            <text:p text:style-name="P36">AMB</text:p>
          </table:table-cell>
          <table:table-cell table:style-name="Tabella1.A1" office:value-type="string">
            <text:p text:style-name="P36">CONTROL</text:p>
          </table:table-cell>
          <table:table-cell table:style-name="Tabella1.A1" office:value-type="string">
            <text:p text:style-name="P36">DUMP</text:p>
          </table:table-cell>
          <table:table-cell table:style-name="Tabella1.A1" office:value-type="string">
            <text:p text:style-name="P36">poi</text:p>
          </table:table-cell>
          <table:table-cell table:style-name="Tabella1.A1" office:value-type="string">
            <text:p text:style-name="P36">STACK</text:p>
          </table:table-cell>
          <table:table-cell table:style-name="Tabella1.A1" office:value-type="string">
            <text:p text:style-name="P36">AMB</text:p>
          </table:table-cell>
          <table:table-cell table:style-name="Tabella1.A1" office:value-type="string">
            <text:p text:style-name="P36">CONTR</text:p>
          </table:table-cell>
          <table:table-cell table:style-name="Tabella1.I1" office:value-type="string">
            <text:p text:style-name="P36">DUMP</text:p>
          </table:table-cell>
        </table:table-row>
        <table:table-row>
          <table:table-cell table:style-name="Tabella1.A2" office:value-type="string">
            <text:p text:style-name="P32">(T S) </text:p>
          </table:table-cell>
          <table:table-cell table:style-name="Tabella1.A2" office:value-type="string">
            <text:p text:style-name="P32">E </text:p>
          </table:table-cell>
          <table:table-cell table:style-name="Tabella1.A2" office:value-type="string">
            <text:p text:style-name="P32">((Sel C_T C_F ) C)</text:p>
          </table:table-cell>
          <table:table-cell table:style-name="Tabella1.A2" office:value-type="string">
            <text:p text:style-name="P36">D</text:p>
          </table:table-cell>
          <table:table-cell table:style-name="Tabella1.A2" office:value-type="string">
            <text:p text:style-name="P40">→<text:span text:style-name="T11"> </text:span></text:p>
          </table:table-cell>
          <table:table-cell table:style-name="Tabella1.A2" office:value-type="string">
            <text:p text:style-name="P36">S</text:p>
          </table:table-cell>
          <table:table-cell table:style-name="Tabella1.A2" office:value-type="string">
            <text:p text:style-name="P36">E</text:p>
          </table:table-cell>
          <table:table-cell table:style-name="Tabella1.A2" office:value-type="string">
            <text:p text:style-name="P36">C_T</text:p>
          </table:table-cell>
          <table:table-cell table:style-name="Tabella1.I2" office:value-type="string">
            <text:p text:style-name="P36">C D</text:p>
          </table:table-cell>
        </table:table-row>
      </table:table>
      <text:list xml:id="list165705493514968" text:continue-numbering="true" text:style-name="L5">
        <text:list-header>
          <text:p text:style-name="P64"><text:line-break/>In cima allo stack c'è True, viene quindi eseguito il ramo then:</text:p>
          <text:list>
            <text:list-item>
              <text:p text:style-name="P65">consumato true</text:p>
            </text:list-item>
            <text:list-item>
              <text:p text:style-name="P65">messo ramo then come prossimo blocco da eseguire nel controllo</text:p>
            </text:list-item>
            <text:list-item>
              <text:p text:style-name="P65">salvato nel dump resto del programam da eseguire</text:p>
            </text:list-item>
          </text:list>
          <text:p text:style-name="P63"/>
        </text:list-header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D" table:number-columns-repeated="2"/>
        <table:table-column table:style-name="Tabella2.H"/>
        <table:table-column table:style-name="Tabella2.I"/>
        <table:table-row>
          <table:table-cell table:style-name="Tabella2.A1" office:value-type="string">
            <text:p text:style-name="P36">STACK</text:p>
          </table:table-cell>
          <table:table-cell table:style-name="Tabella2.A1" office:value-type="string">
            <text:p text:style-name="P36">AMB</text:p>
          </table:table-cell>
          <table:table-cell table:style-name="Tabella2.A1" office:value-type="string">
            <text:p text:style-name="P36">CONTROL</text:p>
          </table:table-cell>
          <table:table-cell table:style-name="Tabella2.A1" office:value-type="string">
            <text:p text:style-name="P36">DUMP</text:p>
          </table:table-cell>
          <table:table-cell table:style-name="Tabella2.A1" office:value-type="string">
            <text:p text:style-name="P36">poi</text:p>
          </table:table-cell>
          <table:table-cell table:style-name="Tabella2.A1" office:value-type="string">
            <text:p text:style-name="P36">STACK</text:p>
          </table:table-cell>
          <table:table-cell table:style-name="Tabella2.A1" office:value-type="string">
            <text:p text:style-name="P36">AMB</text:p>
          </table:table-cell>
          <table:table-cell table:style-name="Tabella2.A1" office:value-type="string">
            <text:p text:style-name="P36">CONTR</text:p>
          </table:table-cell>
          <table:table-cell table:style-name="Tabella2.I1" office:value-type="string">
            <text:p text:style-name="P36">DUMP</text:p>
          </table:table-cell>
        </table:table-row>
        <table:table-row>
          <table:table-cell table:style-name="Tabella2.A2" office:value-type="string">
            <text:p text:style-name="P11">S</text:p>
          </table:table-cell>
          <table:table-cell table:style-name="Tabella2.A2" office:value-type="string">
            <text:p text:style-name="P32">E </text:p>
          </table:table-cell>
          <table:table-cell table:style-name="Tabella2.A2" office:value-type="string">
            <text:p text:style-name="P11">(Join)</text:p>
          </table:table-cell>
          <table:table-cell table:style-name="Tabella2.A2" office:value-type="string">
            <text:p text:style-name="P36">C D</text:p>
          </table:table-cell>
          <table:table-cell table:style-name="Tabella2.A2" office:value-type="string">
            <text:p text:style-name="P41">→<text:span text:style-name="T11"> </text:span></text:p>
          </table:table-cell>
          <table:table-cell table:style-name="Tabella2.A2" office:value-type="string">
            <text:p text:style-name="P36">S</text:p>
          </table:table-cell>
          <table:table-cell table:style-name="Tabella2.A2" office:value-type="string">
            <text:p text:style-name="P36">E</text:p>
          </table:table-cell>
          <table:table-cell table:style-name="Tabella2.A2" office:value-type="string">
            <text:p text:style-name="P36">C</text:p>
          </table:table-cell>
          <table:table-cell table:style-name="Tabella2.I2" office:value-type="string">
            <text:p text:style-name="P36">D</text:p>
          </table:table-cell>
        </table:table-row>
      </table:table>
      <text:list xml:id="list165706096981638" text:continue-numbering="true" text:style-name="L5">
        <text:list-header>
          <text:p text:style-name="P57"/>
          <text:p text:style-name="P59">Sia C_F che C_T devono avere come ultima istruzione la Join:</text:p>
          <text:list text:continue-numbering="true">
            <text:list-item>
              <text:p text:style-name="P59">ripristina il controllo con la prossima porzione di programma da eseguire</text:p>
            </text:list-item>
          </text:list>
        </text:list-header>
      </text:list>
      <text:list xml:id="list430088903822235863" text:style-name="L6">
        <text:list-header>
          <text:p text:style-name="P66"/>
        </text:list-header>
        <text:list-item>
          <text:p text:style-name="P68"><text:span text:style-name="T3">Ldf [seqdexpr] </text:span>→ per definire funzioni</text:p>
          <text:list>
            <text:list-item>
              <text:p text:style-name="P68">creare chiusure <text:span text:style-name="T12">costituite da una tupla</text:span> (corpo_funz, ambiente_al_momento_definizione), <text:span text:style-name="T12">dove corpo è tradotto in sequenza di istruzioni SECD e ambiente serve per realizzare STATIC BINDING</text:span></text:p>
            </text:list-item>
            <text:list-item>
              <text:p text:style-name="P68">metterle in cima allo stack (poi inserite nell'ambiente ed estratte con Ld) </text:p>
            </text:list-item>
          </text:list>
        </text:list-item>
      </text:list>
      <text:p text:style-name="P14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D" table:number-columns-repeated="2"/>
        <table:table-column table:style-name="Tabella3.H"/>
        <table:table-column table:style-name="Tabella3.I"/>
        <table:table-row>
          <table:table-cell table:style-name="Tabella3.A1" office:value-type="string">
            <text:p text:style-name="P37">STACK</text:p>
          </table:table-cell>
          <table:table-cell table:style-name="Tabella3.A1" office:value-type="string">
            <text:p text:style-name="P37">AMB</text:p>
          </table:table-cell>
          <table:table-cell table:style-name="Tabella3.A1" office:value-type="string">
            <text:p text:style-name="P37">CONTROL</text:p>
          </table:table-cell>
          <table:table-cell table:style-name="Tabella3.A1" office:value-type="string">
            <text:p text:style-name="P37">DUMP</text:p>
          </table:table-cell>
          <table:table-cell table:style-name="Tabella3.A1" office:value-type="string">
            <text:p text:style-name="P37">poi</text:p>
          </table:table-cell>
          <table:table-cell table:style-name="Tabella3.A1" office:value-type="string">
            <text:p text:style-name="P37">STACK</text:p>
          </table:table-cell>
          <table:table-cell table:style-name="Tabella3.A1" office:value-type="string">
            <text:p text:style-name="P37">AMB</text:p>
          </table:table-cell>
          <table:table-cell table:style-name="Tabella3.A1" office:value-type="string">
            <text:p text:style-name="P37">CONTR</text:p>
          </table:table-cell>
          <table:table-cell table:style-name="Tabella3.I1" office:value-type="string">
            <text:p text:style-name="P37">DUMP</text:p>
          </table:table-cell>
        </table:table-row>
        <table:table-row>
          <table:table-cell table:style-name="Tabella3.A2" office:value-type="string">
            <text:p text:style-name="P12">S</text:p>
          </table:table-cell>
          <table:table-cell table:style-name="Tabella3.A2" office:value-type="string">
            <text:p text:style-name="P33">E </text:p>
          </table:table-cell>
          <table:table-cell table:style-name="Tabella3.A2" office:value-type="string">
            <text:p text:style-name="P15">(Ldf (C') C)</text:p>
          </table:table-cell>
          <table:table-cell table:style-name="Tabella3.A2" office:value-type="string">
            <text:p text:style-name="P37">D</text:p>
          </table:table-cell>
          <table:table-cell table:style-name="Tabella3.A2" office:value-type="string">
            <text:p text:style-name="P42">→<text:span text:style-name="T11"> </text:span></text:p>
          </table:table-cell>
          <table:table-cell table:style-name="Tabella3.A2" office:value-type="string">
            <text:p text:style-name="P45">(C', E) S</text:p>
          </table:table-cell>
          <table:table-cell table:style-name="Tabella3.A2" office:value-type="string">
            <text:p text:style-name="P37">E</text:p>
          </table:table-cell>
          <table:table-cell table:style-name="Tabella3.A2" office:value-type="string">
            <text:p text:style-name="P37">C</text:p>
          </table:table-cell>
          <table:table-cell table:style-name="Tabella3.I2" office:value-type="string">
            <text:p text:style-name="P37">D</text:p>
          </table:table-cell>
        </table:table-row>
      </table:table>
      <text:list xml:id="list165705134784650" text:continue-numbering="true" text:style-name="L6">
        <text:list-header>
          <text:p text:style-name="P67"/>
        </text:list-header>
        <text:list-item>
          <text:p text:style-name="P67"><text:span text:style-name="T9"><text:s/></text:span><text:span text:style-name="T4">Ap</text:span><text:span text:style-name="T9"> → invocazione funzioni</text:span></text:p>
          <text:list>
            <text:list-item>
              <text:p text:style-name="P69">In cima allo stack ci devono essere chiusura della funzione e subito sotto parametri attuali dell'invocazione</text:p>
            </text:list-item>
            <text:list-item>
              <text:p text:style-name="P69">lo stato attuale viene salvato in DUMP</text:p>
            </text:list-item>
            <text:list-item>
              <text:p text:style-name="P69">stack svuotato (a disposizione funzione)</text:p>
            </text:list-item>
            <text:list-item>
              <text:p text:style-name="P69">in testa all'ambiente parametri attuali e subito sotto ambiente al momento della <text:soft-page-break/>definizione</text:p>
            </text:list-item>
            <text:list-item>
              <text:p text:style-name="P70">nel control viene inserito il blocco di istruzioni della funzione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D"/>
        <table:table-column table:style-name="Tabella4.B"/>
        <table:table-column table:style-name="Tabella4.H"/>
        <table:table-column table:style-name="Tabella4.I"/>
        <table:table-row>
          <table:table-cell table:style-name="Tabella4.A1" office:value-type="string">
            <text:p text:style-name="P38">STACK</text:p>
          </table:table-cell>
          <table:table-cell table:style-name="Tabella4.A1" office:value-type="string">
            <text:p text:style-name="P38">AMB</text:p>
          </table:table-cell>
          <table:table-cell table:style-name="Tabella4.A1" office:value-type="string">
            <text:p text:style-name="P38">CONTROL</text:p>
          </table:table-cell>
          <table:table-cell table:style-name="Tabella4.A1" office:value-type="string">
            <text:p text:style-name="P38">DUMP</text:p>
          </table:table-cell>
          <table:table-cell table:style-name="Tabella4.A1" office:value-type="string">
            <text:p text:style-name="P38">poi</text:p>
          </table:table-cell>
          <table:table-cell table:style-name="Tabella4.A1" office:value-type="string">
            <text:p text:style-name="P38">STACK</text:p>
          </table:table-cell>
          <table:table-cell table:style-name="Tabella4.A1" office:value-type="string">
            <text:p text:style-name="P38">AMB</text:p>
          </table:table-cell>
          <table:table-cell table:style-name="Tabella4.A1" office:value-type="string">
            <text:p text:style-name="P38">CONTR</text:p>
          </table:table-cell>
          <table:table-cell table:style-name="Tabella4.I1" office:value-type="string">
            <text:p text:style-name="P38">DUMP</text:p>
          </table:table-cell>
        </table:table-row>
        <table:table-row>
          <table:table-cell table:style-name="Tabella4.A2" office:value-type="string">
            <text:p text:style-name="P13"><text:span text:style-name="T13">(C',E') A </text:span>S</text:p>
          </table:table-cell>
          <table:table-cell table:style-name="Tabella4.A2" office:value-type="string">
            <text:p text:style-name="P34">E </text:p>
          </table:table-cell>
          <table:table-cell table:style-name="Tabella4.A2" office:value-type="string">
            <text:p text:style-name="P16">(<text:span text:style-name="T13">Ap </text:span>C)</text:p>
          </table:table-cell>
          <table:table-cell table:style-name="Tabella4.A2" office:value-type="string">
            <text:p text:style-name="P38">D</text:p>
          </table:table-cell>
          <table:table-cell table:style-name="Tabella4.A2" office:value-type="string">
            <text:p text:style-name="P43">→<text:span text:style-name="T11"> </text:span></text:p>
          </table:table-cell>
          <table:table-cell table:style-name="Tabella4.A2" office:value-type="string">
            <text:p text:style-name="P46">Nil</text:p>
          </table:table-cell>
          <table:table-cell table:style-name="Tabella4.A2" office:value-type="string">
            <text:p text:style-name="P46"><text:span text:style-name="T14">(</text:span>A <text:span text:style-name="T14">E')</text:span></text:p>
          </table:table-cell>
          <table:table-cell table:style-name="Tabella4.A2" office:value-type="string">
            <text:p text:style-name="P38">C<text:span text:style-name="T13">'</text:span></text:p>
          </table:table-cell>
          <table:table-cell table:style-name="Tabella4.I2" office:value-type="string">
            <text:p text:style-name="P38"><text:span text:style-name="T13">(S E C) </text:span>D</text:p>
          </table:table-cell>
        </table:table-row>
      </table:table>
      <text:list xml:id="list2011627235306791671" text:style-name="L7">
        <text:list-header>
          <text:p text:style-name="P55"/>
        </text:list-header>
      </text:list>
      <text:p text:style-name="P5"><text:tab/><text:span text:style-name="T15">Par attuali in cima all'ambiente perché quando compilatore compila LAMBDA, mette in <text:tab/>testa all'ambiente statico lista dei parametri formali.</text:span></text:p>
      <text:p text:style-name="P5"/>
      <text:list xml:id="list7433484936379858356" text:style-name="L8">
        <text:list-item>
          <text:p text:style-name="P71"><text:span text:style-name="T3">Rtn</text:span> → ritorno da funzioni</text:p>
          <text:list>
            <text:list-item>
              <text:p text:style-name="P71">corpo di una funzione deve sempre terminare con istruzione Rtn</text:p>
            </text:list-item>
            <text:list-item>
              <text:p text:style-name="P71">in cima allo stack della funzione c'è il risultato <text:span text:style-name="T16">x</text:span></text:p>
            </text:list-item>
            <text:list-item>
              <text:p text:style-name="P71">ripristinati S, E, C e messo risultato in cima allo stack</text:p>
            </text:list-item>
            <text:list-item>
              <text:p text:style-name="P72">ambiente e stack della funzioni eliminati</text:p>
            </text:list-item>
          </text:list>
        </text:list-item>
      </text:list>
      <text:p text:style-name="P17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B"/>
        <table:table-column table:style-name="Tabella5.H"/>
        <table:table-column table:style-name="Tabella5.I"/>
        <table:table-row>
          <table:table-cell table:style-name="Tabella5.A1" office:value-type="string">
            <text:p text:style-name="P39">STACK</text:p>
          </table:table-cell>
          <table:table-cell table:style-name="Tabella5.A1" office:value-type="string">
            <text:p text:style-name="P39">AMB</text:p>
          </table:table-cell>
          <table:table-cell table:style-name="Tabella5.A1" office:value-type="string">
            <text:p text:style-name="P39">CONTROL</text:p>
          </table:table-cell>
          <table:table-cell table:style-name="Tabella5.A1" office:value-type="string">
            <text:p text:style-name="P39">DUMP</text:p>
          </table:table-cell>
          <table:table-cell table:style-name="Tabella5.A1" office:value-type="string">
            <text:p text:style-name="P39">poi</text:p>
          </table:table-cell>
          <table:table-cell table:style-name="Tabella5.A1" office:value-type="string">
            <text:p text:style-name="P39">STACK</text:p>
          </table:table-cell>
          <table:table-cell table:style-name="Tabella5.A1" office:value-type="string">
            <text:p text:style-name="P39">AMB</text:p>
          </table:table-cell>
          <table:table-cell table:style-name="Tabella5.A1" office:value-type="string">
            <text:p text:style-name="P39">CONTR</text:p>
          </table:table-cell>
          <table:table-cell table:style-name="Tabella5.I1" office:value-type="string">
            <text:p text:style-name="P39">DUMP</text:p>
          </table:table-cell>
        </table:table-row>
        <table:table-row>
          <table:table-cell table:style-name="Tabella5.A2" office:value-type="string">
            <text:p text:style-name="P18"><text:span text:style-name="T16">x</text:span> S'</text:p>
          </table:table-cell>
          <table:table-cell table:style-name="Tabella5.A2" office:value-type="string">
            <text:p text:style-name="P35">E'</text:p>
          </table:table-cell>
          <table:table-cell table:style-name="Tabella5.A2" office:value-type="string">
            <text:p text:style-name="P18">Rtn</text:p>
          </table:table-cell>
          <table:table-cell table:style-name="Tabella5.A2" office:value-type="string">
            <text:p text:style-name="P47">(S E C D)</text:p>
          </table:table-cell>
          <table:table-cell table:style-name="Tabella5.A2" office:value-type="string">
            <text:p text:style-name="P44">→<text:span text:style-name="T11"> </text:span></text:p>
          </table:table-cell>
          <table:table-cell table:style-name="Tabella5.A2" office:value-type="string">
            <text:p text:style-name="P47"><text:span text:style-name="T16">x</text:span> S</text:p>
          </table:table-cell>
          <table:table-cell table:style-name="Tabella5.A2" office:value-type="string">
            <text:p text:style-name="P47">E</text:p>
          </table:table-cell>
          <table:table-cell table:style-name="Tabella5.A2" office:value-type="string">
            <text:p text:style-name="P47">C</text:p>
          </table:table-cell>
          <table:table-cell table:style-name="Tabella5.I2" office:value-type="string">
            <text:p text:style-name="P39">D</text:p>
          </table:table-cell>
        </table:table-row>
      </table:table>
      <text:p text:style-name="P6"/>
      <text:p text:style-name="P6"/>
      <text:p text:style-name="P9">Compilazione da LKC → a SECD</text:p>
      <text:p text:style-name="P19"/>
      <text:p text:style-name="P19">COMP → compilatore → funzione ricorsiva:</text:p>
      <text:p text:style-name="P19">comp:: LKC → [LKC] → [Seqdexpr] → [Seqdexpr]</text:p>
      <text:p text:style-name="P19"/>
      <text:p text:style-name="P20">3 parametri:</text:p>
      <text:p text:style-name="P20">1) e → programma da compilare</text:p>
      <text:p text:style-name="P20"/>
      <text:p text:style-name="P21">2) n → ambiente statico</text:p>
      <text:list xml:id="list7375568132925384980" text:style-name="L9">
        <text:list-item>
          <text:p text:style-name="P73">immagine di un ambiente dinamico → lista di liste di variabili presenti quando e compilato</text:p>
        </text:list-item>
      </text:list>
      <text:list xml:id="list8450423872535049610" text:style-name="L10">
        <text:list-item>
          <text:p text:style-name="P74">necessario per calcol<text:span text:style-name="T17">ar</text:span>e indirizzi</text:p>
        </text:list-item>
        <text:list-item>
          <text:p text:style-name="P75">rappresenta stack di RA del progr eseguito prima di arrivare ad eseguire e</text:p>
        </text:list-item>
        <text:list-item>
          <text:p text:style-name="P76">all'inizio n=[]</text:p>
          <text:p text:style-name="P76"/>
        </text:list-item>
      </text:list>
      <text:p text:style-name="P22">3) c → codice SECD prodotto fin quell'istante</text:p>
      <text:list xml:id="list5597565813811299250" text:style-name="L11">
        <text:list-item>
          <text:p text:style-name="P77">parte della compilazione fatta fin quell'istante, <text:span text:style-name="T19">codice SECD prodotto</text:span></text:p>
        </text:list-item>
        <text:list-item>
          <text:p text:style-name="P77">inizialmente c=[]</text:p>
        </text:list-item>
        <text:list-item>
          <text:p text:style-name="P78">procedendo con compilazione lista di istruzioni SECD messe in testa alla lista (da dx a sx)</text:p>
        </text:list-item>
        <text:list-item>
          <text:p text:style-name="P79">programmi LKC sono valori LKC, che hanno una forma che permette di accedere immediatamente alle diverse componenti dell'espressione per compilarle correttamente (<text:span text:style-name="T18">non sempre </text:span>da sinistra a destra) <text:line-break/><text:span text:style-name="T20">es. invocazione di funzione con par. attuali: </text:span></text:p>
        </text:list-item>
      </text:list>
      <text:list xml:id="list1936146514224390368" text:style-name="L12">
        <text:list-item>
          <text:list>
            <text:list-item>
              <text:p text:style-name="P80">prodotto codice per invocazione funzione</text:p>
            </text:list-item>
            <text:list-item>
              <text:p text:style-name="P80">si aggiungono in testa alla lista c codice che calcolano e mettono su stack S par attuali</text:p>
            </text:list-item>
          </text:list>
        </text:list-item>
      </text:list>
      <text:p text:style-name="P23"><text:tab/> <text:s text:c="5"/>quando viene eseguito codice SECD → prima calcolati e messi su S par attuali e poi <text:tab/> <text:s text:c="5"/>eseguita funzione</text:p>
      <text:p text:style-name="P23"/>
      <text:p text:style-name="P23">Semantica operazionale del programma di origine è data dalla sequenza di calcoli della macchina</text:p>
      <text:p text:style-name="P23"/>
      <text:p text:style-name="P23"><text:soft-page-break/>Funzione <text:span text:style-name="T21">COMP</text:span>(e, [], [] ) produce il significato di ogni espressione e:LKC (quindi dei programmi LispKit)</text:p>
      <text:p text:style-name="P23">Il significato e è il valore finale x della seguente istruzione SECD:</text:p>
      <text:p text:style-name="P23">([] [] (COMP(e,[],[]) [] ) → (xS E [] D)</text:p>
      <text:p text:style-name="P23"/>
      <text:p text:style-name="P24">Traduzioni compilatore:</text:p>
      <text:p text:style-name="P23"/>
      <text:list xml:id="list8096675099484276296" text:style-name="L13">
        <text:list-item>
          <text:p text:style-name="P82">VAR “x”</text:p>
          <text:list>
            <text:list-item>
              <text:p text:style-name="P89">funzione location trova indirizzo (n1, n2) della variabile “x” in n (ambiente statico)</text:p>
            </text:list-item>
            <text:list-item>
              <text:p text:style-name="P81"><text:span text:style-name="T5">Ld(n1,n2) </text:span><text:span text:style-name="T22">carica su stack R-valore della variabile</text:span></text:p>
              <text:p text:style-name="P81"/>
            </text:list-item>
          </text:list>
        </text:list-item>
        <text:list-item>
          <text:p text:style-name="P82">NUM(n)</text:p>
          <text:list>
            <text:list-item>
              <text:p text:style-name="P90"><text:span text:style-name="T3">Ldc(NUM(n))</text:span> → lo stesso per le altre costanti</text:p>
            </text:list-item>
          </text:list>
        </text:list-item>
      </text:list>
      <text:p text:style-name="P25"/>
      <text:list xml:id="list165705143436571" text:continue-numbering="true" text:style-name="L13">
        <text:list-item>
          <text:p text:style-name="P83">ADD(x, y) <text:span text:style-name="T25">→</text:span><text:span text:style-name="T26"> es. ADD(NUM(4), VAR “x”)</text:span></text:p>
          <text:list>
            <text:list-item>
              <text:p text:style-name="P91">carica su stack valore di x →<text:span text:style-name="T23"> COMP y n _ → es. Ldc(NUM(4))</text:span></text:p>
            </text:list-item>
            <text:list-item>
              <text:p text:style-name="P92">carica su stack valore di y →<text:span text:style-name="T23"> COMP x n _ → es. Ld(n1,n2)</text:span></text:p>
            </text:list-item>
            <text:list-item>
              <text:p text:style-name="P93">Add<text:tab/><text:span text:style-name="T24">=&gt; </text:span><text:span text:style-name="T6">Ldc(NUM(4)), Ld(n1,n2), Add</text:span></text:p>
            </text:list-item>
            <text:list-item>
              <text:p text:style-name="P91">tutte operazioni unari/binarie funzionano allo stesso modo</text:p>
            </text:list-item>
          </text:list>
        </text:list-item>
      </text:list>
      <text:p text:style-name="P26"/>
      <text:list xml:id="list165704447022681" text:continue-numbering="true" text:style-name="L13">
        <text:list-item>
          <text:p text:style-name="P84">IF(a,b,c) <text:span text:style-name="T25">→</text:span><text:span text:style-name="T27"> es. if true then b else c</text:span></text:p>
          <text:list>
            <text:list-item>
              <text:p text:style-name="P94">carica su stack valore di a (True/False) →<text:span text:style-name="T30"> Ldc(BOOL(B))</text:span></text:p>
            </text:list-item>
            <text:list-item>
              <text:p text:style-name="P94"><text:span text:style-name="T29">Join inserito alla fine di seq. Istruzioni thenp e elsep → (x </text:span>ripristinare C<text:span text:style-name="T29">)</text:span></text:p>
            </text:list-item>
            <text:list-item>
              <text:p text:style-name="P95">COMP thenp n [Join]</text:p>
            </text:list-item>
            <text:list-item>
              <text:p text:style-name="P95">COMP elsep n <text:s/>[Join]</text:p>
            </text:list-item>
            <text:list-item>
              <text:p text:style-name="P85"><text:span text:style-name="T30">Ldc(BOOL(B)), </text:span>Sel( <text:span text:style-name="T30">[ istruz(</text:span>thenp<text:span text:style-name="T31">)</text:span>,<text:span text:style-name="T30">Join]</text:span> , <text:span text:style-name="T30">[ istruz(</text:span>elsep<text:span text:style-name="T31">)</text:span>, <text:span text:style-name="T30">Join]</text:span>)</text:p>
            </text:list-item>
          </text:list>
        </text:list-item>
      </text:list>
      <text:p text:style-name="P27"/>
      <text:list xml:id="list165704664913506" text:continue-numbering="true" text:style-name="L13">
        <text:list-item>
          <text:p text:style-name="P86">LAMBDA(parform, body) </text:p>
          <text:list>
            <text:list-item>
              <text:p text:style-name="P96">produce istruzioni per corpo body usando ambiente statico n a cui aggiunta in testa lista parform, in questo modo ognivolta che eseguita saranno messi in testa all'amb dinamico Ee occuperanno stessa posizione</text:p>
            </text:list-item>
            <text:list-item>
              <text:p text:style-name="P96">alla fine delle istruzioni per body inserita istruzione Rtn</text:p>
            </text:list-item>
            <text:list-item>
              <text:p text:style-name="P97">Ldf(comp body <text:s/>(parform:n) [Rtn])</text:p>
            </text:list-item>
            <text:list-item>
              <text:p text:style-name="P87">Ldf, istruzBody, Rtn</text:p>
            </text:list-item>
            <text:list-item>
              <text:p text:style-name="P99">Definizione di una funzione può essere un binder di un LET/LETREC:</text:p>
              <text:list>
                <text:list-item>
                  <text:p text:style-name="P99">es. let x=lambda(...)</text:p>
                </text:list-item>
              </text:list>
            </text:list-item>
            <text:list-item>
              <text:p text:style-name="P99">oppure un parametro attuale dell'invocazione di una funzione</text:p>
              <text:list>
                <text:list-item>
                  <text:p text:style-name="P99">es. my_fun(lambda(...), x)</text:p>
                </text:list-item>
              </text:list>
            </text:list-item>
            <text:list-item>
              <text:p text:style-name="P100">in ogni caso costruita chiusura funzione e messa nello stack S come parte lista binders/parametri utilizzati da esecuzione corpo let/letrec o da funzione invocata.</text:p>
            </text:list-item>
            <text:list-item>
              <text:p text:style-name="P101">Al momento esecuzione binders/parametri andranno nell'ambiente dinamico E da cui prelevati tramite operazioni Ld</text:p>
            </text:list-item>
          </text:list>
        </text:list-item>
      </text:list>
      <text:p text:style-name="P28"/>
      <text:list xml:id="list165704542687874" text:continue-numbering="true" text:style-name="L13">
        <text:list-item>
          <text:p text:style-name="P88">COMPLIST → <text:span text:style-name="T25">funzione ausiliaria per </text:span><text:span text:style-name="T28">preparare</text:span><text:span text:style-name="T25"> parametri attuali di una funzione, fa ricorsione su tutti i parametri attuali e produce relativo codice SECD, infine li inserisce in una lista =&gt; …,Cons</text:span></text:p>
        </text:list-item>
      </text:list>
      <text:p text:style-name="P28"/>
      <text:list xml:id="list165705681088701" text:continue-numbering="true" text:style-name="L13">
        <text:list-item>
          <text:p text:style-name="P102"><text:span text:style-name="T3">CALL(nome, paratt) </text:span>→ invocazione funzione</text:p>
          <text:list>
            <text:list-item>
              <text:p text:style-name="P102">traduzione nome =&gt; Ld(n1,n2) → posizione nell'ambiente dinamico della chiusura</text:p>
            </text:list-item>
            <text:list-item>
              <text:p text:style-name="P102"><text:s/>invocazione complist con paratt =&gt; …,Cons</text:p>
            </text:list-item>
            <text:list-item>
              <text:p text:style-name="P102"><text:soft-page-break/>…,Cons, Ld(n1,n2), Ap</text:p>
            </text:list-item>
          </text:list>
        </text:list-item>
      </text:list>
      <text:p text:style-name="P29"/>
      <text:list xml:id="list165704988285363" text:continue-numbering="true" text:style-name="L13">
        <text:list-item>
          <text:p text:style-name="P103">LET(a,b) </text:p>
          <text:list>
            <text:list-item>
              <text:p text:style-name="P104">a=espressione b=lista binders</text:p>
            </text:list-item>
            <text:list-item>
              <text:p text:style-name="P103">unione di CALL e LAMBDA</text:p>
            </text:list-item>
            <text:list-item>
              <text:p text:style-name="P103">LET introduce binders nella forma x=exp in cui variabili locali x (per corpo del let) sono del tutto simili a parametri formali del caso LAMBDA. </text:p>
            </text:list-item>
            <text:list-item>
              <text:p text:style-name="P103">Corpo LET compilato mettendo in cima ad ambiente statico queste variabili</text:p>
            </text:list-item>
            <text:list-item>
              <text:p text:style-name="P103">valore variabili locali (valore exp) hanno stesso ruolo parametri locali di una CALL, quindi lista di questi valori deve essere messa in cima allo stack S e sopra a questa inserita chiusura del corpo del LET</text:p>
            </text:list-item>
            <text:list-item>
              <text:p text:style-name="P103">Ap lancia il tutto</text:p>
            </text:list-item>
          </text:list>
        </text:list-item>
      </text:list>
      <text:p text:style-name="P30"/>
      <text:list xml:id="list165705055068600" text:continue-numbering="true" text:style-name="L13">
        <text:list-item>
          <text:p text:style-name="P103">LETREC(a,b) </text:p>
          <text:list>
            <text:list-item>
              <text:p text:style-name="P103">molto simile, no Ap ma Rap</text:p>
            </text:list-item>
            <text:list-item>
              <text:p text:style-name="P105">attenzione che traduzione corpo binders (exp) sia eseguita nell'ambiente statico che contenga variabili locali del LETREC, cioè parti sinistre</text:p>
            </text:list-item>
            <text:list-item>
              <text:p text:style-name="P105">quando eseguite funzioni ricorsive → questo deve avvenire in un ambiente dinamico che contiene chiusure funzioni stesse.</text:p>
            </text:list-item>
            <text:list-item>
              <text:p text:style-name="P105">corpo funzione chiama nome parte sinistra del binder</text:p>
              <text:list>
                <text:list-item>
                  <text:p text:style-name="P105">es. a=Lambda(x,y)=...a()..; </text:p>
                </text:list-item>
              </text:list>
            </text:list-item>
            <text:list-item>
              <text:p text:style-name="P105">binders che si invocano mutamente:</text:p>
              <text:list>
                <text:list-item>
                  <text:p text:style-name="P105">es. a=Lambda(x,y)=...b()...;<text:tab/>b=Lambda(x,y)=....a()...;</text:p>
                </text:list-item>
              </text:list>
            </text:list-item>
            <text:list-item>
              <text:p text:style-name="P105">CHIUSURE CIRCOLARI</text:p>
              <text:list>
                <text:list-item>
                  <text:p text:style-name="P106">valore di una funzione è sempre una chiusura (C,E) dove C=corpo e E=ambiente al momento in cui definita</text:p>
                </text:list-item>
                <text:list-item>
                  <text:p text:style-name="P106">per funzioni ricorsive (e non) ambiente in cui è eseguita Ap è A E dove A=lista parametri attuali e E=ambiente contenuto nella chiusura</text:p>
                </text:list-item>
                <text:list-item>
                  <text:p text:style-name="P106">LETREC → definisce nei binders funz ricorsive =&gt; corpo C deve essere eseguito in un ambiente B E dove B è lista valori parti destre binders =&gt; tra questi anche chiusure funz ric definite</text:p>
                </text:list-item>
                <text:list-item>
                  <text:p text:style-name="P106">es. un binder definisce funzione a() ricorsiva diretta, sua chiusura è (C', E'), B deve quindi contenere (C',E'). C' è il corpo di a() mentre E'=B E =&gt; struttura circolare</text:p>
                </text:list-item>
                <text:list-item>
                  <text:p text:style-name="P106">C' conterrà un'invocazione di a() quando Ap eseguita ambiente deve essere A E' e valroe (C',E') dovrà essere in E' che quindi deve essere circolare</text:p>
                </text:list-item>
                <text:list-item>
                  <text:p text:style-name="P107">B costruito da funzioni lazyE e lazyClo partendo la lista L valori parti destre binders, e trasformano ciascuna chiusura (C',E) di L in (C', B E), lista L così trasformata è B.</text:p>
                </text:list-item>
              </text:list>
            </text:list-item>
            <text:list-item>
              <text:p text:style-name="P108">Se binders non definiscono funzioni ricorsive </text:p>
              <text:list>
                <text:list-item>
                  <text:p text:style-name="P108">es. a=x+2</text:p>
                </text:list-item>
              </text:list>
            </text:list-item>
            <text:list-item>
              <text:p text:style-name="P108">x andrebbe cercato nell'ambiente statico corrente quando x+2 viene valutato ma quando x+2 viene compilato ambiente statico usato è (NB)(NE) dove NB=lista parti sinistre binders e NE=ambiente statico all'inizio compilazione leterec.</text:p>
            </text:list-item>
            <text:list-item>
              <text:p text:style-name="P108">N → liste di nomi, ambiente statico ha quindi un RA in + rispetto quello dinamico e quindi si rischia di calcolare per x un indirizzo sbagliato</text:p>
            </text:list-item>
            <text:list-item>
              <text:p text:style-name="P108">SOLUZ: aggiunta di un RA fittizio ([OGA]) in testa ad ambiente dinamico, nel caso di binder ricorsivi [OGA] sostituito da lista circolare B, mentre per binders non ricorsivi resta [OGA].</text:p>
            </text:list-item>
            <text:list-item>
              <text:p text:style-name="P109">Istruzione Push si occupa di mettere [OGA] in cima ad amb dinamico all'inizio di un letrec (prima istruzione da fare)</text:p>
            </text:list-item>
          </text:list>
        </text:list-item>
      </text:list>
      <text:p text:style-name="P31"/>
      <text:p text:style-name="P31"><text:soft-page-break/>h="let x = let y = 3 in letrec x = y+1 and f = lambda(z) z+x in f end end in x(2) end $"</text:p>
      <text:p text:style-name="P31">f definita nel letrec annidato diventa valore x del let + esterno, letrec termina esecuzione tornando risultato f =&gt; dovrebbe scomparire portando via anche la x del letrec che è invece usata da f</text:p>
      <text:p text:style-name="P31">Anzichè copiare il RA nello heap, essi sono nella chiusura di f:</text:p>
      <text:p text:style-name="P31">(C,B E), B=lista circolare di binders che contiene valore x</text:p>
      <text:p text:style-name="P31">Rap invoca lazyE e lazyClo che preparano seconda componente circolare (sia che funz ricorsive che non)</text:p>
      <text:p text:style-name="P31"/>
      <text:p text:style-name="P31"/>
      <text:p text:style-name="P123">Interprete</text:p>
      <text:p text:style-name="P111"/>
      <text:p text:style-name="P124">Tipo di supporto</text:p>
      <text:p text:style-name="P111"/>
      <text:p text:style-name="P111">--tipo che modella gli R-valori delle variabili. Si tratta dei valori da mettere nella pila S e nell'ambiente dinamico E. In </text:p>
      <text:p text:style-name="P111">--particolare CLO modella le chiusure. <text:s/></text:p>
      <text:p text:style-name="P111"></text:p>
      <text:p text:style-name="P111">--OGA= place holder per l'ambiente </text:p>
      <text:p text:style-name="P111">data Valore = V <text:s/>LKC| OGA |</text:p>
      <text:p text:style-name="P111"><text:s text:c="14"/>CLO [Secdexpr] [[Valore]]| </text:p>
      <text:p text:style-name="P111"><text:s text:c="14"/>VLISTA [Valore]</text:p>
      <text:p text:style-name="P111"><text:s text:c="14"/>deriving(Show,Eq)</text:p>
      <text:p text:style-name="P111"></text:p>
      <text:p text:style-name="P111">--datatype dei valori del Dump </text:p>
      <text:p text:style-name="P111"></text:p>
      <text:p text:style-name="P111">data Dump = CONTR <text:s/>[Secdexpr] | <text:tab/><text:tab/>→<text:span text:style-name="T32"> solo control (es. if)</text:span></text:p>
      <text:p text:style-name="P112"><text:s text:c="12"/>TRIPLA [Valore][[Valore]][Secdexpr] | <text:tab/>→<text:span text:style-name="T32"> stack + ambiente + control</text:span></text:p>
      <text:p text:style-name="P112"><text:tab/>DUMMY</text:p>
      <text:p text:style-name="P111"><text:s text:c="12"/>deriving(Show,Eq)</text:p>
      <text:p text:style-name="P111"/>
      <text:p text:style-name="P113">--funzione che crea l'ambiente dinamico ricorsivo necessario per il trattamento della ricorsione. Serve nel caso Rap</text:p>
      <text:p text:style-name="P113"></text:p>
      <text:p text:style-name="P124">Funzioni di supporto</text:p>
      <text:p text:style-name="P113"/>
      <text:p text:style-name="P113">lazyE::[Valore]-&gt; [Valore]-&gt;[Valore] </text:p>
      <text:p text:style-name="P113">lazyE [] _ = [] </text:p>
      <text:p text:style-name="P114">lazyE (a:b) c = ((lazyClo a c):(lazyE b c))<text:tab/><text:tab/>→<text:span text:style-name="T33"> </text:span>(a:b) <text:span text:style-name="T33">e </text:span>c <text:span text:style-name="T33">sono uguali</text:span></text:p>
      <text:p text:style-name="P113"></text:p>
      <text:p text:style-name="P113">lazyClo:: Valore -&gt; [Valore]-&gt;Valore</text:p>
      <text:p text:style-name="P113">lazyClo (CLO a b) c = (CLO a ((lazyE c c):b))<text:tab/>→ se è una chiusura inserisce in testa <text:tab/><text:tab/><text:tab/><text:tab/><text:tab/><text:tab/><text:tab/><text:tab/> <text:s text:c="3"/>all'ambiente della chiusura l'ambiente che la <text:tab/><text:tab/><text:tab/><text:tab/><text:tab/> <text:s text:c="26"/>contiene</text:p>
      <text:p text:style-name="P113">lazyClo(V x) _= (V x) </text:p>
      <text:p text:style-name="P113">lazyClo(VLISTA x) _= (VLISTA x)</text:p>
      <text:p text:style-name="P113">lazyClo x _= error ("LazyClo trova valore incompatibile" ++ (show x))</text:p>
      <text:p text:style-name="P113"/>
      <text:p text:style-name="P115">funzione per estrarre elementi da ambiente dinamico → locate (n1,n2)</text:p>
      <text:p text:style-name="P115">funzioni per valori VLISTA(testa, coda) → vhead, vtl <text:s text:c="3"/></text:p>
      <text:p text:style-name="P115">funzioni per uguaglianze → eqValore, eqVLISTA, eqV</text:p>
      <text:p text:style-name="P115"/>
      <text:p text:style-name="P115"/>
      <text:p text:style-name="P115"><text:soft-page-break/><text:span text:style-name="T7">Funzione principale</text:span> <text:s text:c="2"/></text:p>
      <text:p text:style-name="P113"/>
      <text:p text:style-name="P115">interprete:: [Valore] -&gt; [[Valore]]-&gt; [Secdexpr]-&gt; [Dump]-&gt; Valore</text:p>
      <text:p text:style-name="P115"/>
      <text:p text:style-name="P117">lanciata con funzione <text:span text:style-name="T3">fin </text:span><text:span text:style-name="T34">che prende in ingresso </text:span>[Secdexpr]:</text:p>
      <text:p text:style-name="P116">fin se=(interprete [] [] (se ++ [Stop]) [])</text:p>
      <text:p text:style-name="P116"/>
      <text:p text:style-name="P118">Poi procede come indicato precedentemente:</text:p>
      <text:p text:style-name="P118"/>
      <text:p text:style-name="P118">es</text:p>
      <text:p text:style-name="P118"/>
      <text:p text:style-name="P118">interprete s e c d = case (head c) of </text:p>
      <text:p text:style-name="P118"/>
      <text:p text:style-name="P118">--x=valore che trova all'indirizzo (b,n) dell'ambiente e</text:p>
      <text:p text:style-name="P118">--Stack = x:s</text:p>
      <text:p text:style-name="P118">--Control = tail c</text:p>
      <text:p text:style-name="P118"/>
      <text:p text:style-name="P118"><text:span text:style-name="T3">Ld(b, n) </text:span>-&gt; let x = (locate (b,n) e) <text:s/>in (interprete (x:s) e (tail c) d)</text:p>
      <text:p text:style-name="P118"/>
      <text:p text:style-name="P119">--<text:span text:style-name="T35">op1</text:span>= <text:span text:style-name="T35">intero estratto dalla testa dello stack → head(s)</text:span></text:p>
      <text:p text:style-name="P119">--<text:span text:style-name="T35">op2</text:span>= <text:span text:style-name="T35">altro intero estratto dalla testa dello stack → head(tail(s))</text:span></text:p>
      <text:p text:style-name="P119">--Stack = <text:span text:style-name="T35">NUM(op1 + op2): tail(tail(s)) → risultato + messo in cima allo stack</text:span></text:p>
      <text:p text:style-name="P119">--Control = tail c</text:p>
      <text:p text:style-name="P118"/>
      <text:p text:style-name="P118"><text:span text:style-name="T3">Add</text:span> -&gt; let operand1 = extract_int (head s) </text:p>
      <text:p text:style-name="P118"><text:s text:c="15"/>operand2 = extract_int(head (tail s))</text:p>
      <text:p text:style-name="P118"><text:s text:c="11"/>in <text:s/>(interprete ((V(NUM (operand1 + operand2))):(tail (tail s))) e (tail c) <text:s/>d)</text:p>
      <text:p text:style-name="P118"/>
      <text:p text:style-name="P118"/>
      <text:p text:style-name="P118">--<text:span text:style-name="T36">se trova una chiusura nell'ambiente dinamico (c1, e1), un record OGA nell'ambiente della chiusura e1 ([OGA]:re), una lista di parametri vl2 sotto la chiusura:</text:span></text:p>
      <text:p text:style-name="P118">--<text:span text:style-name="T36">Dump = tail(tail(s)) (tail e) (tail c):d</text:span></text:p>
      <text:p text:style-name="P118"><text:span text:style-name="T36">--Stack = []</text:span></text:p>
      <text:p text:style-name="P120">--<text:span text:style-name="T36">Ambiente = ((lazyE vl2 vl2):re)</text:span></text:p>
      <text:p text:style-name="P120">--<text:span text:style-name="T36">Control = c1</text:span></text:p>
      <text:p text:style-name="P118"/>
      <text:p text:style-name="P121"><text:s/><text:span text:style-name="T3">Rap</text:span> -&gt; case (head s) of (CLO c1 e1) -&gt;</text:p>
      <text:p text:style-name="P121"><text:s text:c="21"/>case e1 of ([OGA]:re) <text:s/>-&gt;</text:p>
      <text:p text:style-name="P121"><text:s text:c="30"/>case (head (tail s)) of (VLISTA vl2) -&gt; </text:p>
      <text:p text:style-name="P121"><text:s text:c="35"/>(interprete [] ((lazyE vl2 vl2):re) c1 ((TRIPLA (tail (tail s)) (tail e) (tail c)):d))</text:p>
      <text:p text:style-name="P121"><text:s text:c="32"/>_ -&gt; error "manca lista dei parametri dopo OGA";</text:p>
      <text:p text:style-name="P121"><text:s text:c="21"/>_ -&gt; error "manca [OGA] sull'ambiente di chiusura ric"</text:p>
      <text:p text:style-name="P121"><text:s text:c="14"/>_ <text:s/>-&gt; error "RAP: non trovata chiusura su s"</text:p>
      <text:p text:style-name="P121"/>
      <text:p text:style-name="P121"/>
      <text:p text:style-name="P122">Esempio:</text:p>
      <text:p text:style-name="P122"/>
      <text:p text:style-name="P122">letrec</text:p>
      <text:p text:style-name="P122"><text:s text:c="11"/>fact(x)=if x==1 then 1 else x*fact(x-1)</text:p>
      <text:p text:style-name="P122"><text:s text:c="11"/>z=2</text:p>
      <text:p text:style-name="P122">in</text:p>
      <text:p text:style-name="P122"><text:tab/>fact(3)*z</text:p>
      <text:p text:style-name="P113"><text:soft-page-break/></text:p>
      <text:p text:style-name="P111"/>
      <text:p text:style-name="P111"/>
      <text:list xml:id="list165705690604594" text:continue-numbering="true" text:style-name="L13">
        <text:list-item>
          <text:list>
            <text:list-header>
              <text:p text:style-name="P9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09:21:13.532507497</meta:creation-date>
    <dc:date>2015-02-16T16:57:04.043370955</dc:date>
    <meta:editing-duration>PT5H3M9S</meta:editing-duration>
    <meta:editing-cycles>80</meta:editing-cycles>
    <meta:generator>LibreOffice/4.2.6.3$Linux_X86_64 LibreOffice_project/420m0$Build-3</meta:generator>
    <meta:document-statistic meta:table-count="5" meta:image-count="0" meta:object-count="0" meta:page-count="8" meta:paragraph-count="317" meta:word-count="2454" meta:character-count="14265" meta:non-whitespace-character-count="11835"/>
  </office:meta>
</office:document-meta>
</file>